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46mm"/>
    </style:style>
    <style:style style:name="co2" style:family="table-column">
      <style:table-column-properties fo:break-before="auto" style:column-width="49.92mm"/>
    </style:style>
    <style:style style:name="co3" style:family="table-column">
      <style:table-column-properties fo:break-before="auto" style:column-width="29.35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7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8000"/>
    </style:style>
    <style:style style:name="ce9" style:family="table-cell" style:parent-style-name="Default">
      <style:text-properties fo:color="#ce181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FEHLER in</text:p>
          </table:table-cell>
          <table:table-cell table:style-name="ce1" office:value-type="string" calcext:value-type="string">
            <text:p>Benötigte Daten</text:p>
          </table:table-cell>
          <table:table-cell table:style-name="ce1" office:value-type="string" calcext:value-type="string">
            <text:p>Benötigte GRASS GIS Daten</text:p>
          </table:table-cell>
          <table:table-cell table:style-name="ce1" office:value-type="string" calcext:value-type="string">
            <text:p>WARNUNGEN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ALTE GRASS GIS Date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common_base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configuration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esource_base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version_health.p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g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message_logger.py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est_login.py</text:p>
          </table:table-cell>
          <table:table-cell office:value-type="string" calcext:value-type="string">
            <text:p>test_create_get_delete_u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_api_logging.p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nag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geodata_import.py</text:p>
          </table:table-cell>
          <table:table-cell/>
          <table:table-cell office:value-type="string" calcext:value-type="string">
            <text:p><text:a xlink:href="https://storage.googleapis.com/graas-geodata/census_wake2000.gml" xlink:type="simple">https://storage.googleapis.com/graas-geodata/census_wake2000.gml</text:a>, <text:a xlink:href="https://storage.googleapis.com/graas-geodata/census_wake2000.zip" xlink:type="simple">https://storage.googleapis.com/graas-geodata/census_wake2000.zip</text:a>, <text:a xlink:href="https://storage.googleapis.com/graas-geodata/geology_30m.tif" xlink:type="simple">https://storage.googleapis.com/graas-geodata/geology_30m.tif</text:a>, <text:a xlink:href="https://storage.googleapis.com/graas-geodata/geology_30m.zip" xlink:type="simple">https://storage.googleapis.com/graas-geodata/geology_30m.zip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user_managemen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mapset_merging.py</text:p>
          </table:table-cell>
          <table:table-cell office:value-type="string" calcext:value-type="string">
            <text:p>? test_2_merge_missing_target_mapset_error</text:p>
          </table:table-cell>
          <table:table-cell/>
          <table:table-cell office:value-type="string" calcext:value-type="string">
            <text:p>RASTER: <text:a xlink:href="mailto:elevation@PERMANENT" xlink:type="simple">elevation@PERMANENT</text:a> - nx_spm_08, MAPSET:nc <text:span text:style-name="T1">spm</text:span>08/user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location_management.py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OCATION: nc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mapset_management.py</text:p>
          </table:table-cell>
          <table:table-cell table:number-columns-repeated="2"/>
          <table:table-cell office:value-type="string" calcext:value-type="string">
            <text:p>MAPSETS: nc_spm_08/PERMANENT, nc_spm_08/user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est_process_queue.py</text:p>
          </table:table-cell>
          <table:table-cell office:value-type="string" calcext:value-type="string">
            <text:p>??? taucht nicht auf in der Li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_download_cache.py</text:p>
          </table:table-cell>
          <table:table-cell table:number-columns-repeated="4"/>
          <table:table-cell office:value-type="string" calcext:value-type="string">
            <text:p>du -sb (coreutils da du sonst nur mit busybox installiert ist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cess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2.py</text:p>
          </table:table-cell>
          <table:table-cell/>
          <table:table-cell office:value-type="string" calcext:value-type="string">
            <text:p>sentinel2: S2A_MSIL1C_20170817T130251_N0205_R095_T23LRJ_20170817T130509, lansat: LT52170762005240COA00, <text:a xlink:href="https://storage.googleapis.com/graas-geodata/rio.json" xlink:type="simple">https://storage.googleapis.com/graas-geodata/rio.json</text:a></text:p>
          </table:table-cell>
          <table:table-cell office:value-type="string" calcext:value-type="string">
            <text:p>RASTER: <text:a xlink:href="mailto:elevation@PERMANENT" xlink:type="simple">elevation@PERMANENT</text:a> - nx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async_processing_custom.py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est_async_processing_export_file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export.py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est_async_processing_export_to_storage.py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est_async_processing_export_vector.py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est_async_processing_import_export.py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est_async_processing_mapse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.py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est_async_processing_stdout_parser.py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est_async_process_postgis_import_export.py</text:p>
          </table:table-cell>
          <table:table-cell/>
          <table:table-cell office:value-type="string" calcext:value-type="string">
            <text:p>source": "PG:dbname=gis user=docker host=postgis port=5432 password=docker", "type": "postgis", "vector_layer": "po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async_process_validation_errors.py</text:p>
          </table:table-cell>
          <table:table-cell/>
          <table:table-cell office:value-type="string" calcext:value-type="string">
            <text:p>landsat: LT52170762005240COA00-NOT, landsatpo: LT52170762005240COA00, sentinel2: S2B_MSIL1C_20171010T131249_N0205_R081_T26VPR_20171010T131243</text:p>
          </table:table-cell>
          <table:table-cell office:value-type="string" calcext:value-type="string">
            <text:p>RASTER: <text:a xlink:href="mailto:elevation@PERMANENT" xlink:type="simple">elevation@PERMANENT</text:a> - nx_spm_08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est_async_process_validation.py</text:p>
          </table:table-cell>
          <table:table-cell office:value-type="string" calcext:value-type="string">
            <text:p>test_async_processing_new (Webhook)</text:p>
          </table:table-cell>
          <table:table-cell office:value-type="string" calcext:value-type="string">
            <text:p>sentinel2: S2B_MSIL1C_20171010T131249_N0205_R081_T26VPR_20171010T131243, landsat: LT52170762005240COA00/LE70030041999205KIS00/LC80050042013137LGN01/LE72170762002288CUB00/LT52170762007278COA00</text:p>
          </table:table-cell>
          <table:table-cell office:value-type="string" calcext:value-type="string">
            <text:p>RASTER: <text:a xlink:href="mailto:elevation@PERMANENT" xlink:type="simple">elevation@PERMANENT</text:a> - nx_spm_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ster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est_async_raster_export.py</text:p>
          </table:table-cell>
          <table:table-cell office:value-type="string" calcext:value-type="string">
            <text:p>test_export_region</text:p>
          </table:table-cell>
          <table:table-cell/>
          <table:table-cell office:value-type="string" calcext:value-type="string">
            <text:p><text:a xlink:href="mailto:elevation@PERMANENT" xlink:type="simple">elevation@PERMANENT</text:a> -spm_nc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raster_colors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aster_layer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aster_layers.py</text:p>
          </table:table-cell>
          <table:table-cell table:number-columns-repeated="2"/>
          <table:table-cell office:value-type="string" calcext:value-type="string">
            <text:p><text:a xlink:href="mailto:elecation/aspect/lsat7_2002_10/slope@PERMANENT" xlink:type="simple">elecation/aspect/lsat7_2002_10/slope@PERMANENT</text:a> -nc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raster_legend.py</text:p>
          </table:table-cell>
          <table:table-cell table:number-columns-repeated="2"/>
          <table:table-cell office:value-type="string" calcext:value-type="string">
            <text:p><text:a xlink:href="mailto:elevation@PERMANENT" xlink:type="simple">elevation@PERMANENT</text:a> -spm_nc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raster_renderer.py</text:p>
          </table:table-cell>
          <table:table-cell table:number-columns-repeated="2"/>
          <table:table-cell office:value-type="string" calcext:value-type="string">
            <text:p><text:a xlink:href="mailto:elevation@PERMANENT" xlink:type="simple">elevation@PERMANENT</text:a> -spm_nc_08, <text:a xlink:href="mailto:lsat5_1987_10/lsat5_1987_20/lsat5_1987_30@landsat" xlink:type="simple">lsat5_1987_10/lsat5_1987_20/lsat5_1987_30@landsat</text:a> - nc_spm_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est_resource_logging.py</text:p>
          </table:table-cell>
          <table:table-cell office:value-type="string" calcext:value-type="string">
            <text:p>test_list, test_logg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_resource_managemen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esource_storage.p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DS</text:p>
          </table:table-cell>
          <table:table-cell table:number-columns-repeated="2"/>
          <table:table-cell table:style-name="ce9" office:value-type="string" calcext:value-type="string">
            <text:p>MAPSETS: modis_lst – nc_spm_08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test_strds_management.py</text:p>
          </table:table-cell>
          <table:table-cell table:number-columns-repeated="2"/>
          <table:table-cell office:value-type="string" calcext:value-type="string">
            <text:p><text:a xlink:href="mailto:precipitation_1950_2013_yearly_mm@PERMANENT" xlink:type="simple">precipitation_1950_2013_yearly_mm@PERMANENT</text:a> - ECAD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test_strds_raster_management.py</text:p>
          </table:table-cell>
          <table:table-cell table:number-columns-repeated="2"/>
          <table:table-cell office:value-type="string" calcext:value-type="string">
            <text:p><text:a xlink:href="mailto:precipitation_1950_2013_yearly_mm@PERMANENT" xlink:type="simple">precipitation_1950_2013_yearly_mm@PERMANENT</text:a> - ECAD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test_strds_raster_renderer.py</text:p>
          </table:table-cell>
          <table:table-cell table:number-columns-repeated="2"/>
          <table:table-cell office:value-type="string" calcext:value-type="string">
            <text:p>LOCATION: ECA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c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vector_layer.py</text:p>
          </table:table-cell>
          <table:table-cell table:number-columns-repeated="2"/>
          <table:table-cell office:value-type="string" calcext:value-type="string">
            <text:p><text:a xlink:href="mailto:boundary_county@PERMANENT" xlink:type="simple">boundary_county@PERMANENT</text:a> - nc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vector_layers.py</text:p>
          </table:table-cell>
          <table:table-cell table:number-columns-repeated="2"/>
          <table:table-cell office:value-type="string" calcext:value-type="string">
            <text:p>firestations/boundary_county/geology/hospitals/<text:a xlink:href="mailto:elev_lid792_bepts/elev_lid792_cont1m/elev_lid792_randpts/elev_lidrural_mrpts/elev_lidrural_mrptsft@PERMANENT" xlink:type="simple">elev_lid792_bepts/elev_lid792_cont1m/elev_lid792_randpts/elev_lidrural_mrpts/elev_lidrural_mrptsft@PERMANENT</text:a> - nc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vector_renderer.py</text:p>
          </table:table-cell>
          <table:table-cell table:number-columns-repeated="2"/>
          <table:table-cell office:value-type="string" calcext:value-type="string">
            <text:p><text:a xlink:href="mailto:boundary_county@PERMANENT" xlink:type="simple">boundary_county@PERMANENT</text:a> - nc_spm_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WS + Google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est_aws_sentinel_interface.py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est_google_cloud_interfaces.py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est_sentinel2_processing_commands.py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.00.0000</text:date>, <text:time style:data-style-name="N2" text:time-value="07:41:47.0281286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ka Bettge</meta:initial-creator>
    <meta:creation-date>2020-08-24T07:44:00.823861290</meta:creation-date>
    <dc:date>2020-08-26T08:05:04.213180143</dc:date>
    <dc:creator>Anika Bettge</dc:creator>
    <meta:editing-duration>PT11H36M14S</meta:editing-duration>
    <meta:editing-cycles>63</meta:editing-cycles>
    <meta:generator>LibreOffice/6.1.4.2$Linux_X86_64 LibreOffice_project/10$Build-2</meta:generator>
    <meta:document-statistic meta:table-count="1" meta:cell-count="92" meta:object-count="0"/>
  </office:meta>
</office:document-meta>
</file>